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loext:graphic-properties draw:fill="none" draw:fill-color="#ffffff"/>
      <style:paragraph-properties fo:margin-left="0.1252in" fo:margin-right="0in" fo:margin-top="0in" fo:margin-bottom="0in" loext:contextual-spacing="false" fo:line-height="129%" fo:text-indent="0in" style:auto-text-indent="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left="0.1252in" fo:margin-right="0in" fo:margin-top="0in" fo:margin-bottom="0in" loext:contextual-spacing="false" fo:line-height="129%" fo:text-indent="0in" style:auto-text-indent="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3" style:family="paragraph" style:parent-style-name="Text_20_body" style:list-style-name="L1">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in" fo:margin-bottom="0in" loext:contextual-spacing="false" fo:line-height="129%" fo:background-color="transparent" style:writing-mode="lr-tb"/>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333333" fo:background-color="transparent" loext:char-shading-value="0"/>
    </style:style>
    <style:style style:name="T4"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style>
    <style:style style:name="T6" style:family="text">
      <style:text-properties fo:font-variant="normal" fo:text-transform="none" fo:color="#0563c1" style:text-line-through-style="none" style:text-line-through-type="none" style:font-name="Calibri"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weight="bold"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449752" text:style-name="L1">
        <text:list-item>
          <text:p text:style-name="P3"><text:bookmark text:name="docs-internal-guid-ce7dd227-f55d-bfb6-77ed-0cffd722215c"/>RoRoRo Recycling Repository is a submission repository: submitters must propose a deposit using a pre-existing structured form for all data uploads, from which the majority of metadata that will be applied to the data will be procured. Submissions may also be specifically requested from particular individuals, projects or agencies. No submissions may be published without review by Repository staff. </text:p>
        </text:list-item>
        <text:list-item>
          <text:p text:style-name="P3">All submissions must adhere to the following  guidelines:</text:p>
          <text:list>
            <text:list-item>
              <text:p text:style-name="P3">Scope:</text:p>
              <text:list>
                <text:list-item>
                  <text:p text:style-name="P1">All submissions must be datasets concerning recycling of any materials (including electronics).</text:p>
                </text:list-item>
                <text:list-item>
                  <text:p text:style-name="P1">All submissions must pertain to Washington State, at the local, county or state level.</text:p>
                </text:list-item>
              </text:list>
            </text:list-item>
            <text:list-item>
              <text:p text:style-name="P1">Type:</text:p>
              <text:list>
                <text:list-item>
                  <text:p text:style-name="P1">All submissions must be electronic files. They can (but do not have to) have been previously published. By preference they should fall into the following categories:</text:p>
                  <text:list>
                    <text:list-item>
                      <text:p text:style-name="P1">Government documentation</text:p>
                    </text:list-item>
                    <text:list-item>
                      <text:p text:style-name="P3">Results of research projects</text:p>
                    </text:list-item>
                    <text:list-item>
                      <text:p text:style-name="P3">Agency reports</text:p>
                    </text:list-item>
                    <text:list-item>
                      <text:p text:style-name="P3">Miscellany: other types of submissions may be accepted if submitters can prove their relevancy</text:p>
                    </text:list-item>
                  </text:list>
                </text:list-item>
              </text:list>
            </text:list-item>
            <text:list-item>
              <text:p text:style-name="P3">Format: </text:p>
              <text:list>
                <text:list-item>
                  <text:p text:style-name="P2"><text:span text:style-name="T1">RoRoRo accepts many different electronic file formats. File formats that are </text:span><text:span text:style-name="T3">platform-independent, non-proprietary (vendor-independent), are not password-protected, and not fully- or partially-encrypted, are encouraged. The following specific file formats are </text:span><text:span text:style-name="T1"> preferred:  </text:span></text:p>
                  <text:list>
                    <text:list-item>
                      <text:p text:style-name="P1">Comma-separated values</text:p>
                    </text:list-item>
                    <text:list-item>
                      <text:p text:style-name="P3">PDF/A</text:p>
                    </text:list-item>
                    <text:list-item>
                      <text:p text:style-name="P3">Plain text</text:p>
                    </text:list-item>
                  </text:list>
                </text:list-item>
              </text:list>
            </text:list-item>
            <text:list-item>
              <text:p text:style-name="P3">Size:</text:p>
              <text:list>
                <text:list-item>
                  <text:p text:style-name="P1">Individual files submitted must be less than 3 GB. Results of ongoing research projects should not exceed 15 GB a year. Users who wish to submit larger files must make a strong case for their relevancy in their submission forms.</text:p>
                </text:list-item>
              </text:list>
            </text:list-item>
          </text:list>
        </text:list-item>
        <text:list-item>
          <text:p text:style-name="P1">Preservation guarantees:</text:p>
          <text:list>
            <text:list-item>
              <text:p text:style-name="P3">RoRoRo strives to enact the best digital preservation possible to currently published files. We endeavor to digitally preserve all repository files, but have the highest confidence in our ability to offer long-term preservation support only for the recommended file formats listed in 2(c)(i).</text:p>
            </text:list-item>
            <text:list-item>
              <text:p text:style-name="P3">Regular preservation enactments include:</text:p>
              <text:list>
                <text:list-item>
                  <text:p text:style-name="P1">File monitoring for changes</text:p>
                </text:list-item>
                <text:list-item>
                  <text:p text:style-name="P1">Document migration when successive formats become available/necessary</text:p>
                </text:list-item>
                <text:list-item>
                  <text:p text:style-name="P1">Basic preservation practices:</text:p>
                  <text:list>
                    <text:list-item>
                      <text:p text:style-name="P1">bitstream maintenance</text:p>
                    </text:list-item>
                    <text:list-item>
                      <text:p text:style-name="P3">persistent, permanent identifier without semantic elements</text:p>
                    </text:list-item>
                    <text:list-item>
                      <text:p text:style-name="P3"><text:soft-page-break/>preservation metadata</text:p>
                    </text:list-item>
                    <text:list-item>
                      <text:p text:style-name="P3">backup copies</text:p>
                    </text:list-item>
                    <text:list-item>
                      <text:p text:style-name="P3">regular virus and corruption checks</text:p>
                    </text:list-item>
                    <text:list-item>
                      <text:p text:style-name="P3">periodic refreshments to new storage media</text:p>
                    </text:list-item>
                  </text:list>
                </text:list-item>
              </text:list>
            </text:list-item>
          </text:list>
        </text:list-item>
        <text:list-item>
          <text:p text:style-name="P3">Weeding policy:</text:p>
          <text:list>
            <text:list-item>
              <text:p text:style-name="P4"><text:span text:style-name="T4">Unless instructed otherwise</text:span><text:span text:style-name="T5">, RoRoRo follows the Washington State Department of Ecology’s Waste 2 Resources Program’s records retention policy (</text:span><text:a xlink:type="simple" xlink:href="https://www.sos.wa.gov/_assets/archives/RecordsManagement/Department-of-Ecology-Records-Retention-Schedule-v.1.3-(December-2016).pdf)" text:style-name="Internet_20_link" text:visited-style-name="Visited_20_Internet_20_Link"><text:span text:style-name="T6">https://www.sos.wa.gov/_assets/archives/RecordsManagement/Department-of-Ecology-Records-Retention-Schedule-v.1.3-(December-2016).pdf)</text:span></text:a></text:p>
              <text:list>
                <text:list-item>
                  <text:p text:style-name="P1">In general, all datasets are kept for a period of 20 years prior to being submitted for storage in an offsite archive.</text:p>
                </text:list-item>
                <text:list-item>
                  <text:p text:style-name="P1">In general, all datasets are freely available on the publicly accessible webpage for a period of 7 years.</text:p>
                </text:list-item>
                <text:list-item>
                  <text:p text:style-name="P1">At the end of the 7 year period, a dataset is removed and archived in a separate file. Users may request access via email or our online request form.</text:p>
                </text:list-item>
              </text:list>
            </text:list-item>
            <text:list-item>
              <text:p text:style-name="P2"><text:span text:style-name="T7">Exceptions</text:span><text:span text:style-name="T1">: Submitters may request that all or any of the above retention periods or practices be foregone or altered in the case of their submittal. However, they must make this clear in their submission form and include specifics such as the period of time they would prefer their dataset to be available.</text:span></text:p>
            </text:list-item>
          </text:list>
        </text:list-item>
      </text:list>
      <text:p text:style-name="Text_20_body"><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9:37:19.174000000</meta:creation-date>
    <dc:date>2017-05-10T19:37:52.119000000</dc:date>
    <meta:editing-duration>PT34S</meta:editing-duration>
    <meta:editing-cycles>1</meta:editing-cycles>
    <meta:document-statistic meta:table-count="0" meta:image-count="0" meta:object-count="0" meta:page-count="2" meta:paragraph-count="37" meta:word-count="485" meta:character-count="3241" meta:non-whitespace-character-count="2821"/>
    <meta:generator>LibreOffice/5.3.2.2$Windows_X86_64 LibreOffice_project/6cd4f1ef626f15116896b1d8e1398b56da0d0ee1</meta:generator>
  </office:meta>
</office:document-meta>
</file>